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NGImageWriter.writeImage( RenderedImage image ,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NGImageWriter.writeImage( RenderedImage image , OutputStream out , ImageWriterParams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NGImageWriter.get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